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3cm"/>
    </style:style>
    <style:style style:name="co2" style:family="table-column">
      <style:table-column-properties fo:break-before="auto" style:column-width="1.014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1.18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 style:data-style-name="N108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06pt dotted #666666" fo:background-color="#ffffff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 style:data-style-name="N41">
      <style:table-cell-properties fo:wrap-option="wrap" style:vertical-align="middle"/>
    </style:style>
    <style:style style:name="ce46" style:family="table-cell" style:parent-style-name="Default" style:data-style-name="N41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1">
      <style:table-cell-properties fo:border-bottom="0.06pt dotted #666666" fo:background-color="#50200c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9" style:family="table-cell" style:parent-style-name="Default" style:data-style-name="N41">
      <style:table-cell-properties fo:border-bottom="0.06pt dotted #666666" fo:background-color="#ffffff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52" style:family="table-cell" style:parent-style-name="Default" style:data-style-name="N108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108">
      <style:table-cell-properties fo:background-color="#acb20c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 style:data-style-name="N108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 style:data-style-name="N3">
      <style:table-cell-properties fo:background-color="#355269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355269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ff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29"/>
        <table:table-column table:style-name="co9" table:default-cell-style-name="ce48"/>
        <table:table-column table:style-name="co4" table:default-cell-style-name="ce29"/>
        <table:table-column table:style-name="co10" table:default-cell-style-name="ce48"/>
        <table:table-column table:style-name="co11" table:default-cell-style-name="ce29"/>
        <table:table-column table:style-name="co12" table:default-cell-style-name="ce48"/>
        <table:table-column table:style-name="co11" table:default-cell-style-name="ce29"/>
        <table:table-column table:style-name="co4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4" table:default-cell-style-name="ce53"/>
        <table:table-column table:style-name="co13" table:number-columns-repeated="985" table:default-cell-style-name="ce20"/>
        <table:table-row table:style-name="ro1">
          <table:table-cell table:number-columns-repeated="8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number-columns-repeated="985"/>
        </table:table-row>
        <table:table-row table:style-name="ro2">
          <table:table-cell table:style-name="ce2" office:value-type="string" calcext:value-type="string" table:number-columns-spanned="6" table:number-rows-spanned="1">
            <text:p>Referência (noisy image)</text:p>
          </table:table-cell>
          <table:covered-table-cell table:style-name="ce10"/>
          <table:covered-table-cell table:style-name="ce17"/>
          <table:covered-table-cell table:number-columns-repeated="3" table:style-name="ce10"/>
          <table:table-cell table:style-name="ce19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10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 table:number-columns-repeated="986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5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5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35"/>
          <table:table-cell table:style-name="ce50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0" office:value-type="float" office:value="6" calcext:value-type="float" table:number-columns-spanned="2" table:number-rows-spanned="1">
            <text:p>6</text:p>
          </table:table-cell>
          <table:covered-table-cell table:style-name="ce35"/>
          <table:table-cell table:style-name="ce50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0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50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0" office:value-type="float" office:value="10" calcext:value-type="float" table:number-columns-spanned="2" table:number-rows-spanned="1">
            <text:p>10</text:p>
          </table:table-cell>
          <table:covered-table-cell table:style-name="ce35"/>
          <table:table-cell table:style-name="ce50" office:value-type="float" office:value="11" calcext:value-type="float" table:number-columns-spanned="2" table:number-rows-spanned="1">
            <text:p>11</text:p>
          </table:table-cell>
          <table:covered-table-cell table:style-name="ce35"/>
          <table:table-cell table:style-name="ce50" office:value-type="float" office:value="12" calcext:value-type="float" table:number-columns-spanned="2" table:number-rows-spanned="1">
            <text:p>12</text:p>
          </table:table-cell>
          <table:covered-table-cell table:style-name="ce35"/>
          <table:table-cell table:style-name="ce50" office:value-type="float" office:value="13" calcext:value-type="float" table:number-columns-spanned="2" table:number-rows-spanned="1">
            <text:p>13</text:p>
          </table:table-cell>
          <table:covered-table-cell table:style-name="ce35"/>
          <table:table-cell table:style-name="ce50" office:value-type="float" office:value="14" calcext:value-type="float" table:number-columns-spanned="2" table:number-rows-spanned="1">
            <text:p>14</text:p>
          </table:table-cell>
          <table:covered-table-cell table:style-name="ce35"/>
          <table:table-cell table:style-name="ce50" office:value-type="float" office:value="15" calcext:value-type="float" table:number-columns-spanned="2" table:number-rows-spanned="1">
            <text:p>15</text:p>
          </table:table-cell>
          <table:covered-table-cell table:style-name="ce35"/>
          <table:table-cell table:style-name="ce3"/>
          <table:table-cell table:style-name="ce55" table:number-columns-repeated="985"/>
        </table:table-row>
        <table:table-row table:style-name="ro4">
          <table:table-cell table:style-name="ce8" office:value-type="string" calcext:value-type="string" table:number-columns-spanned="7" table:number-rows-spanned="1">
            <text:p>NLM-GLCM</text:p>
          </table:table-cell>
          <table:covered-table-cell table:style-name="ce8"/>
          <table:covered-table-cell table:style-name="ce14"/>
          <table:covered-table-cell table:number-columns-repeated="4" table:style-name="ce8"/>
          <table:table-cell table:style-name="ce8"/>
          <table:table-cell table:style-name="ce28" office:value-type="string" calcext:value-type="string" table:number-columns-spanned="2" table:number-rows-spanned="1">
            <text:p>euclidian, h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euclidian, hSi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Q², h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2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3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10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20, sum props</text:p>
          </table:table-cell>
          <table:covered-table-cell table:style-name="ce35"/>
          <table:table-cell table:style-name="ce52" office:value-type="string" calcext:value-type="string">
            <text:p>NLM</text:p>
          </table:table-cell>
          <table:table-cell table:style-name="ce56" table:number-columns-repeated="985"/>
        </table:table-row>
        <table:table-row table:style-name="ro5"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sigma</text:p>
          </table:table-cell>
          <table:table-cell table:style-name="ce14" office:value-type="string" calcext:value-type="string">
            <text:p>prop</text:p>
          </table:table-cell>
          <table:table-cell table:style-name="ce8" office:value-type="string" calcext:value-type="string">
            <text:p>distances</text:p>
          </table:table-cell>
          <table:table-cell table:style-name="ce8" office:value-type="string" calcext:value-type="string">
            <text:p>angles</text:p>
          </table:table-cell>
          <table:table-cell table:style-name="ce8" office:value-type="string" calcext:value-type="string">
            <text:p>windows_radius</text:p>
          </table:table-cell>
          <table:table-cell table:style-name="ce8" office:value-type="string" calcext:value-type="string">
            <text:p>patch_radius</text:p>
          </table:table-cell>
          <table:table-cell table:style-name="ce8" office:value-type="string" calcext:value-type="string">
            <text:p>symmetric</text:p>
          </table:table-cell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52" office:value-type="string" calcext:value-type="string">
            <text:p>PSNR</text:p>
          </table:table-cell>
          <table:table-cell table:style-name="ce56"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 table:number-columns-repeated="23"/>
          <table:table-cell office:value-type="float" office:value="25.1802576339472" calcext:value-type="float">
            <text:p>25,180</text:p>
          </table:table-cell>
          <table:table-cell table:number-columns-repeated="98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 table:number-columns-repeated="23"/>
          <table:table-cell office:value-type="float" office:value="25.1621879850452" calcext:value-type="float">
            <text:p>25,162</text:p>
          </table:table-cell>
          <table:table-cell table:number-columns-repeated="98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4"/>
          <table:table-cell table:style-name="ce7" table:number-columns-repeated="5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54"/>
          <table:table-cell table:style-name="ce57" table:number-columns-repeated="985"/>
        </table:table-row>
        <table:table-row table:style-name="ro6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table:number-columns-repeated="18"/>
          <table:table-cell office:value-type="float" office:value="25.1491063099791" calcext:value-type="float">
            <text:p>25,149</text:p>
          </table:table-cell>
          <table:table-cell table:number-columns-repeated="985"/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table:number-columns-repeated="1004"/>
        </table:table-row>
        <table:table-row table:style-name="ro6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table:number-columns-repeated="1004"/>
        </table:table-row>
        <table:table-row table:style-name="ro6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table:number-columns-repeated="1004"/>
        </table:table-row>
        <table:table-row table:style-name="ro6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table:number-columns-repeated="1004"/>
        </table:table-row>
        <table:table-row table:style-name="ro6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table:number-columns-repeated="1004"/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4"/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6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6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6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6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6"/>
          <table:table-cell office:value-type="float" office:value="19.807650585508" calcext:value-type="float">
            <text:p>19,808</text:p>
          </table:table-cell>
          <table:table-cell office:value-type="time" office:time-value="PT00H19M54S" calcext:value-type="time">
            <text:p>00:19:54</text:p>
          </table:table-cell>
          <table:table-cell table:number-columns-repeated="2"/>
          <table:table-cell office:value-type="float" office:value="18.6999801076295" calcext:value-type="float">
            <text:p>18,700</text:p>
          </table:table-cell>
          <table:table-cell office:value-type="time" office:time-value="PT00H20M09S" calcext:value-type="time">
            <text:p>00:20:09</text:p>
          </table:table-cell>
          <table:table-cell table:number-columns-repeated="2"/>
          <table:table-cell office:value-type="float" office:value="20.2174899986797" calcext:value-type="float">
            <text:p>20,217</text:p>
          </table:table-cell>
          <table:table-cell office:value-type="time" office:time-value="PT00H19M43S" calcext:value-type="time">
            <text:p>00:19:43</text:p>
          </table:table-cell>
          <table:table-cell office:value-type="float" office:value="17.8135239531467" calcext:value-type="float">
            <text:p>17,814</text:p>
          </table:table-cell>
          <table:table-cell office:value-type="time" office:time-value="PT00H20M15S" calcext:value-type="time">
            <text:p>00:20:15</text:p>
          </table:table-cell>
          <table:table-cell office:value-type="float" office:value="20.2622386036843" calcext:value-type="float">
            <text:p>20,262</text:p>
          </table:table-cell>
          <table:table-cell office:value-type="time" office:time-value="PT00H20M13S" calcext:value-type="time">
            <text:p>00:20:13</text:p>
          </table:table-cell>
          <table:table-cell office:value-type="float" office:value="20.2550541095379" calcext:value-type="float">
            <text:p>20,255</text:p>
          </table:table-cell>
          <table:table-cell office:value-type="time" office:time-value="PT00H19M38S" calcext:value-type="time">
            <text:p>00:19:38</text:p>
          </table:table-cell>
          <table:table-cell office:value-type="float" office:value="20.2521237302914" calcext:value-type="float">
            <text:p>20,252</text:p>
          </table:table-cell>
          <table:table-cell office:value-type="time" office:time-value="PT00H19M34S" calcext:value-type="time">
            <text:p>00:19:34</text:p>
          </table:table-cell>
          <table:table-cell office:value-type="float" office:value="12.4899988153208" calcext:value-type="float">
            <text:p>12,490</text:p>
          </table:table-cell>
          <table:table-cell office:value-type="time" office:time-value="PT00H21M49S" calcext:value-type="time">
            <text:p>00:21:49</text:p>
          </table:table-cell>
          <table:table-cell office:value-type="float" office:value="20.2323649901212" calcext:value-type="float">
            <text:p>20,232</text:p>
          </table:table-cell>
          <table:table-cell/>
          <table:table-cell office:value-type="float" office:value="25.19" calcext:value-type="float">
            <text:p>25,190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6.651271044346" calcext:value-type="float">
            <text:p>16,651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3.0284058209485" calcext:value-type="float">
            <text:p>13,028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9.8268411753206" calcext:value-type="float">
            <text:p>19,827</text:p>
          </table:table-cell>
          <table:table-cell office:value-type="time" office:time-value="PT00H28M51S" calcext:value-type="time">
            <text:p>00:28:51</text:p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8"/>
          <table:table-cell office:value-type="float" office:value="16.6167845420339" calcext:value-type="float">
            <text:p>16,617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3.0880334901199" calcext:value-type="float">
            <text:p>13,088</text:p>
          </table:table-cell>
          <table:table-cell office:value-type="time" office:time-value="PT00H09M51S" calcext:value-type="time">
            <text:p>00:09:51</text:p>
          </table:table-cell>
          <table:table-cell table:number-columns-repeated="1004"/>
        </table:table-row>
        <table:table-row table:style-name="ro7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 3*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table:style-name="ce40" office:value-type="float" office:value="19.8797502428765" calcext:value-type="float">
            <text:p>19,880</text:p>
          </table:table-cell>
          <table:table-cell office:value-type="time" office:time-value="PT00H37M14S" calcext:value-type="time">
            <text:p>00:37:14</text:p>
          </table:table-cell>
          <table:table-cell office:value-type="float" office:value="17.7080415626481" calcext:value-type="float">
            <text:p>17,708</text:p>
          </table:table-cell>
          <table:table-cell office:value-type="time" office:time-value="PT00H37M04S" calcext:value-type="time">
            <text:p>00:37:04</text:p>
          </table:table-cell>
          <table:table-cell office:value-type="float" office:value="19.5616276525267" calcext:value-type="float">
            <text:p>19,562</text:p>
          </table:table-cell>
          <table:table-cell office:value-type="time" office:time-value="PT00H37M14S" calcext:value-type="time">
            <text:p>00:37:14</text:p>
          </table:table-cell>
          <table:table-cell table:number-columns-repeated="2"/>
          <table:table-cell office:value-type="float" office:value="19.9700139046975" calcext:value-type="float">
            <text:p>19,970</text:p>
          </table:table-cell>
          <table:table-cell office:value-type="time" office:time-value="PT00H36M49S" calcext:value-type="time">
            <text:p>00:36:49</text:p>
          </table:table-cell>
          <table:table-cell table:number-columns-repeated="99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8:47:09.151096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1-05T20:31:19.030987725</dc:date>
    <meta:editing-duration>P1DT14H53M57S</meta:editing-duration>
    <meta:editing-cycles>73</meta:editing-cycles>
    <meta:generator>LibreOffice/6.4.7.2$Linux_X86_64 LibreOffice_project/40$Build-2</meta:generator>
    <meta:document-statistic meta:table-count="1" meta:cell-count="1157" meta:object-count="0"/>
  </office:meta>
</office:document-meta>
</file>